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solid" style:text-line-through-type="single"/>
    </style:style>
    <style:style style:name="T1" style:family="text">
      <style:text-properties fo:language="ru" fo:country="RU" officeooo:rsid="0001b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пробовать авку в квадрат</text:p>
      <text:p text:style-name="Standard"/>
      <text:p text:style-name="P1">выровнять аваку и текст справа по верху</text:p>
      <text:p text:style-name="Standard"/>
      <text:p text:style-name="P1">изменить подпись авки на Юрист с опытом работы более 12 лет</text:p>
      <text:p text:style-name="Standard"/>
      <text:p text:style-name="P1">под <text:span text:style-name="T1">УТП</text:span> дописать "первая консультация - бесплатно"</text:p>
      <text:p text:style-name="Standard"/>
      <text:p text:style-name="P1">карточки - по одной в ряд </text:p>
      <text:p text:style-name="Standard"/>
      <text:p text:style-name="P1">в кнопке "заказать консультацию" и пальчики</text:p>
      <text:p text:style-name="Standard"/>
      <text:p text:style-name="P1">модалки с инфой - одинаковый шрифт (мелкий убрать)</text:p>
      <text:p text:style-name="Standard"/>
      <text:p text:style-name="P1">иконки сделать серым, как шрифт</text:p>
      <text:p text:style-name="Standard"/>
      <text:p text:style-name="P1">заголовок вида услуг - сделать покрупнее</text:p>
      <text:p text:style-name="Standard"/>
      <text:p text:style-name="P1">переставить "абонентское обслуживание" перед таблицами</text:p>
      <text:p text:style-name="Standard"/>
      <text:p text:style-name="P1">форму под прайсами - вернуть в контейнер (щас во вю ширину)</text:p>
      <text:p text:style-name="Standard"/>
      <text:p text:style-name="P1">под формой - с вами свяжется юрист вместо менеджера</text:p>
      <text:p text:style-name="Standard"/>
      <text:p text:style-name="P1">4 якоря в первый экра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2-08T17:40:53.785000000</dc:date>
    <meta:editing-duration>PT43M58S</meta:editing-duration>
    <meta:editing-cycles>7</meta:editing-cycles>
    <meta:document-statistic meta:table-count="0" meta:image-count="0" meta:object-count="0" meta:page-count="1" meta:paragraph-count="13" meta:word-count="90" meta:character-count="550" meta:non-whitespace-character-count="472"/>
  </office:meta>
</office:document-meta>
</file>